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intro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ichui.js calculations</text:p>
          </table:table-cell>
        </table:table-row>
      </table:table>
      <table:table table:name="defaul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default width</text:p>
          </table:table-cell>
          <table:table-cell office:value-type="float" office:value="1024">
            <text:p>1024</text:p>
          </table:table-cell>
          <table:table-cell office:value-type="float" office:value="1920">
            <text:p>1920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/>
          <table:table-cell office:value-type="string">
            <text:p>default height</text:p>
          </table:table-cell>
          <table:table-cell office:value-type="float" office:value="768">
            <text:p>768</text:p>
          </table:table-cell>
          <table:table-cell office:value-type="float" office:value="1080">
            <text:p>1080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/>
          <table:table-cell office:value-type="string">
            <text:p>default w/h ratio</text:p>
          </table:table-cell>
          <table:table-cell table:style-name="ce1" table:formula="of:=[.C3]/[.C4]" office:value-type="float" office:value="1.33333333333333">
            <text:p>1,333</text:p>
          </table:table-cell>
          <table:table-cell table:style-name="ce1" table:formula="of:=[.D3]/[.D4]" office:value-type="float" office:value="1.77777777777778">
            <text:p>1,778</text:p>
          </table:table-cell>
          <table:table-cell table:style-name="ce1" table:formula="of:=[.E3]/[.E4]" office:value-type="float" office:value="1.77864583333333">
            <text:p>1,779</text:p>
          </table:table-cell>
        </table:table-row>
        <table:table-row table:style-name="ro1">
          <table:table-cell/>
          <table:table-cell office:value-type="string">
            <text:p>default diagonal</text:p>
          </table:table-cell>
          <table:table-cell table:style-name="ce1" table:formula="of:=SQRT([.C3]*[.C3]+[.C4]*[.C4] )" office:value-type="float" office:value="1280">
            <text:p>1280,000</text:p>
          </table:table-cell>
          <table:table-cell table:style-name="ce1" table:formula="of:=SQRT([.D3]*[.D3]+[.D4]*[.D4] )" office:value-type="float" office:value="2202.9071700823">
            <text:p>2202,907</text:p>
          </table:table-cell>
          <table:table-cell table:style-name="ce1" table:formula="of:=SQRT([.E3]*[.E3]+[.E4]*[.E4] )" office:value-type="float" office:value="1567.09284983373">
            <text:p>1567,09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/05/2013</text:date>, <text:time>15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33M57S</meta:editing-duration>
    <meta:editing-cycles>4</meta:editing-cycles>
    <meta:generator>OpenOffice.org/3.3$Win32 OpenOffice.org_project/330m20$Build-9567</meta:generator>
    <dc:date>2013-05-05T15:56:21.22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